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369b" style:font-weight-asian="bold" style:font-weight-complex="bold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6c66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c0fc8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dec18" style:font-weight-asian="bold" style:font-weight-complex="bold"/>
    </style:style>
    <style:style style:name="P5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68c78" style:font-weight-asian="bold" style:font-weight-complex="bold"/>
    </style:style>
    <style:style style:name="P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8255e" style:font-weight-asian="bold" style:font-weight-complex="bold"/>
    </style:style>
    <style:style style:name="P7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394ba" style:font-weight-asian="bold" style:font-weight-complex="bold"/>
    </style:style>
    <style:style style:name="P8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54880" style:font-weight-asian="bold" style:font-weight-complex="bold"/>
    </style:style>
    <style:style style:name="P9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b48dc" style:font-weight-asian="bold" style:font-weight-complex="bold"/>
    </style:style>
    <style:style style:name="P10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8b96c" style:font-weight-asian="bold" style:font-weight-complex="bold"/>
    </style:style>
    <style:style style:name="P11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12" style:family="paragraph" style:parent-style-name="Standard">
      <style:text-properties style:font-name="Liberation Mono" style:text-underline-style="none" fo:font-weight="bold" officeooo:rsid="000b48dc" officeooo:paragraph-rsid="000b48dc" style:font-weight-asian="bold" style:font-weight-complex="bold"/>
    </style:style>
    <style:style style:name="P13" style:family="paragraph" style:parent-style-name="Standard">
      <style:text-properties style:font-name="Liberation Mono" style:text-underline-style="none" fo:font-weight="bold" officeooo:rsid="000b48dc" officeooo:paragraph-rsid="00100553" style:font-weight-asian="bold" style:font-weight-complex="bold"/>
    </style:style>
    <style:style style:name="P14" style:family="paragraph" style:parent-style-name="Standard">
      <style:text-properties style:font-name="Liberation Mono" style:text-underline-style="none" fo:font-weight="bold" officeooo:rsid="000b48dc" officeooo:paragraph-rsid="0013557c" style:font-weight-asian="bold" style:font-weight-complex="bold"/>
    </style:style>
    <style:style style:name="P15" style:family="paragraph" style:parent-style-name="Standard">
      <style:text-properties style:font-name="Liberation Mono" style:text-underline-style="none" fo:font-weight="bold" officeooo:rsid="000b48dc" officeooo:paragraph-rsid="001b1a11" style:font-weight-asian="bold" style:font-weight-complex="bold"/>
    </style:style>
    <style:style style:name="P16" style:family="paragraph" style:parent-style-name="Standard">
      <style:text-properties style:font-name="Liberation Mono" style:text-underline-style="none" fo:font-weight="bold" officeooo:rsid="000b48dc" officeooo:paragraph-rsid="0032be3b" style:font-weight-asian="bold" style:font-weight-complex="bold"/>
    </style:style>
    <style:style style:name="P17" style:family="paragraph" style:parent-style-name="Standard">
      <style:text-properties style:font-name="Liberation Mono" style:text-underline-style="none" fo:font-weight="bold" officeooo:rsid="001f348e" officeooo:paragraph-rsid="001f348e" style:font-weight-asian="bold" style:font-weight-complex="bold"/>
    </style:style>
    <style:style style:name="P18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19" style:family="paragraph" style:parent-style-name="Standard">
      <style:text-properties style:font-name="Liberation Mono" style:text-underline-style="none" fo:font-weight="bold" officeooo:rsid="002394ba" officeooo:paragraph-rsid="002394ba" style:font-weight-asian="bold" style:font-weight-complex="bold"/>
    </style:style>
    <style:style style:name="P20" style:family="paragraph" style:parent-style-name="Standard">
      <style:text-properties style:font-name="Liberation Mono" style:text-underline-style="none" fo:font-weight="bold" officeooo:rsid="002394ba" officeooo:paragraph-rsid="00254880" style:font-weight-asian="bold" style:font-weight-complex="bold"/>
    </style:style>
    <style:style style:name="P21" style:family="paragraph" style:parent-style-name="Standard">
      <style:text-properties style:font-name="Liberation Mono" style:text-underline-style="none" fo:font-weight="bold" officeooo:rsid="002394ba" officeooo:paragraph-rsid="00368ab1" style:font-weight-asian="bold" style:font-weight-complex="bold"/>
    </style:style>
    <style:style style:name="P22" style:family="paragraph" style:parent-style-name="Standard">
      <style:text-properties style:font-name="Liberation Mono" style:text-underline-style="none" fo:font-weight="bold" officeooo:rsid="00100553" officeooo:paragraph-rsid="0013557c" style:font-weight-asian="bold" style:font-weight-complex="bold"/>
    </style:style>
    <style:style style:name="P23" style:family="paragraph" style:parent-style-name="Standard">
      <style:text-properties style:font-name="Liberation Mono" style:text-underline-style="none" fo:font-weight="bold" officeooo:rsid="00368ab1" officeooo:paragraph-rsid="00368ab1" style:font-weight-asian="bold" style:font-weight-complex="bold"/>
    </style:style>
    <style:style style:name="P24" style:family="paragraph" style:parent-style-name="Standard">
      <style:text-properties style:font-name="Liberation Mono" style:text-underline-style="none" fo:font-weight="normal" officeooo:rsid="000b48dc" officeooo:paragraph-rsid="00100553" style:font-weight-asian="normal" style:font-weight-complex="normal"/>
    </style:style>
    <style:style style:name="P25" style:family="paragraph" style:parent-style-name="Standard">
      <style:text-properties style:font-name="Liberation Mono" style:text-underline-style="none" fo:font-weight="normal" officeooo:rsid="000b48dc" officeooo:paragraph-rsid="0010f8a8" style:font-weight-asian="normal" style:font-weight-complex="normal"/>
    </style:style>
    <style:style style:name="P26" style:family="paragraph" style:parent-style-name="Standard">
      <style:text-properties style:font-name="Liberation Mono" style:text-underline-style="none" fo:font-weight="normal" officeooo:rsid="000b48dc" officeooo:paragraph-rsid="0013557c" style:font-weight-asian="normal" style:font-weight-complex="normal"/>
    </style:style>
    <style:style style:name="P27" style:family="paragraph" style:parent-style-name="Standard">
      <style:text-properties style:font-name="Liberation Mono" style:text-underline-style="none" fo:font-weight="normal" officeooo:rsid="000b48dc" officeooo:paragraph-rsid="0018255e" style:font-weight-asian="normal" style:font-weight-complex="normal"/>
    </style:style>
    <style:style style:name="P28" style:family="paragraph" style:parent-style-name="Standard">
      <style:text-properties style:font-name="Liberation Mono" style:text-underline-style="none" fo:font-weight="normal" officeooo:rsid="000b48dc" officeooo:paragraph-rsid="001b1a11" style:font-weight-asian="normal" style:font-weight-complex="normal"/>
    </style:style>
    <style:style style:name="P29" style:family="paragraph" style:parent-style-name="Standard">
      <style:text-properties style:font-name="Liberation Mono" style:text-underline-style="none" fo:font-weight="normal" officeooo:rsid="000b48dc" officeooo:paragraph-rsid="000a6c66" style:font-weight-asian="normal" style:font-weight-complex="normal"/>
    </style:style>
    <style:style style:name="P30" style:family="paragraph" style:parent-style-name="Standard">
      <style:text-properties style:font-name="Liberation Mono" style:text-underline-style="none" fo:font-weight="normal" officeooo:rsid="000b48dc" officeooo:paragraph-rsid="000b48dc" style:font-weight-asian="normal" style:font-weight-complex="normal"/>
    </style:style>
    <style:style style:name="P31" style:family="paragraph" style:parent-style-name="Standard">
      <style:text-properties style:font-name="Liberation Mono" style:text-underline-style="none" fo:font-weight="normal" officeooo:rsid="000b48dc" officeooo:paragraph-rsid="0032be3b" style:font-weight-asian="normal" style:font-weight-complex="normal"/>
    </style:style>
    <style:style style:name="P32" style:family="paragraph" style:parent-style-name="Standard">
      <style:text-properties style:font-name="Liberation Mono" style:text-underline-style="none" fo:font-weight="normal" officeooo:rsid="000a369b" officeooo:paragraph-rsid="000a369b" style:font-weight-asian="normal" style:font-weight-complex="normal"/>
    </style:style>
    <style:style style:name="P33" style:family="paragraph" style:parent-style-name="Standard">
      <style:text-properties style:font-name="Liberation Mono" style:text-underline-style="none" fo:font-weight="normal" officeooo:rsid="000a369b" officeooo:paragraph-rsid="000a6c66" style:font-weight-asian="normal" style:font-weight-complex="normal"/>
    </style:style>
    <style:style style:name="P34" style:family="paragraph" style:parent-style-name="Standard">
      <style:text-properties style:font-name="Liberation Mono" style:text-underline-style="none" fo:font-weight="normal" officeooo:rsid="000c0fc8" officeooo:paragraph-rsid="0018255e" style:font-weight-asian="normal" style:font-weight-complex="normal"/>
    </style:style>
    <style:style style:name="P35" style:family="paragraph" style:parent-style-name="Standard">
      <style:text-properties style:font-name="Liberation Mono" style:text-underline-style="none" fo:font-weight="normal" officeooo:rsid="000c0fc8" officeooo:paragraph-rsid="00168c78" style:font-weight-asian="normal" style:font-weight-complex="normal"/>
    </style:style>
    <style:style style:name="P36" style:family="paragraph" style:parent-style-name="Standard">
      <style:text-properties style:font-name="Liberation Mono" style:text-underline-style="none" fo:font-weight="normal" officeooo:rsid="000c0fc8" officeooo:paragraph-rsid="000c0fc8" style:font-weight-asian="normal" style:font-weight-complex="normal"/>
    </style:style>
    <style:style style:name="P37" style:family="paragraph" style:parent-style-name="Standard">
      <style:text-properties style:font-name="Liberation Mono" style:text-underline-style="none" fo:font-weight="normal" officeooo:rsid="000c0fc8" officeooo:paragraph-rsid="000dec18" style:font-weight-asian="normal" style:font-weight-complex="normal"/>
    </style:style>
    <style:style style:name="P38" style:family="paragraph" style:parent-style-name="Standard">
      <style:text-properties style:font-name="Liberation Mono" style:text-underline-style="none" fo:font-weight="normal" officeooo:rsid="000c0fc8" officeooo:paragraph-rsid="002394ba" style:font-weight-asian="normal" style:font-weight-complex="normal"/>
    </style:style>
    <style:style style:name="P39" style:family="paragraph" style:parent-style-name="Standard">
      <style:text-properties style:font-name="Liberation Mono" style:text-underline-style="none" fo:font-weight="normal" officeooo:rsid="000c0fc8" officeooo:paragraph-rsid="00254880" style:font-weight-asian="normal" style:font-weight-complex="normal"/>
    </style:style>
    <style:style style:name="P40" style:family="paragraph" style:parent-style-name="Standard">
      <style:text-properties style:font-name="Liberation Mono" style:text-underline-style="none" fo:font-weight="normal" officeooo:rsid="000c0fc8" officeooo:paragraph-rsid="0048b96c" style:font-weight-asian="normal" style:font-weight-complex="normal"/>
    </style:style>
    <style:style style:name="P41" style:family="paragraph" style:parent-style-name="Standard">
      <style:text-properties style:font-name="Liberation Mono" style:text-underline-style="none" fo:font-weight="normal" officeooo:rsid="00168c78" officeooo:paragraph-rsid="0018255e" style:font-weight-asian="normal" style:font-weight-complex="normal"/>
    </style:style>
    <style:style style:name="P42" style:family="paragraph" style:parent-style-name="Standard">
      <style:text-properties style:font-name="Liberation Mono" style:text-underline-style="none" fo:font-weight="normal" officeooo:rsid="00168c78" officeooo:paragraph-rsid="00168c78" style:font-weight-asian="normal" style:font-weight-complex="normal"/>
    </style:style>
    <style:style style:name="P43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44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45" style:family="paragraph" style:parent-style-name="Standard">
      <style:text-properties style:font-name="Liberation Mono" style:text-underline-style="none" fo:font-weight="normal" officeooo:rsid="00168c78" officeooo:paragraph-rsid="0048b96c" style:font-weight-asian="normal" style:font-weight-complex="normal"/>
    </style:style>
    <style:style style:name="P46" style:family="paragraph" style:parent-style-name="Standard">
      <style:text-properties style:font-name="Liberation Mono" style:text-underline-style="none" fo:font-weight="normal" officeooo:rsid="0010f8a8" officeooo:paragraph-rsid="0010f8a8" style:font-weight-asian="normal" style:font-weight-complex="normal"/>
    </style:style>
    <style:style style:name="P47" style:family="paragraph" style:parent-style-name="Standard">
      <style:text-properties style:font-name="Liberation Mono" style:text-underline-style="none" fo:font-weight="normal" officeooo:rsid="0013557c" officeooo:paragraph-rsid="0013557c" style:font-weight-asian="normal" style:font-weight-complex="normal"/>
    </style:style>
    <style:style style:name="P48" style:family="paragraph" style:parent-style-name="Standard">
      <style:text-properties style:font-name="Liberation Mono" style:text-underline-style="none" fo:font-weight="normal" officeooo:rsid="0013557c" officeooo:paragraph-rsid="001b1a11" style:font-weight-asian="normal" style:font-weight-complex="normal"/>
    </style:style>
    <style:style style:name="P49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50" style:family="paragraph" style:parent-style-name="Standard">
      <style:text-properties style:font-name="Liberation Mono" style:text-underline-style="none" fo:font-weight="normal" officeooo:rsid="000dec18" officeooo:paragraph-rsid="000dec18" style:font-weight-asian="normal" style:font-weight-complex="normal"/>
    </style:style>
    <style:style style:name="P51" style:family="paragraph" style:parent-style-name="Standard">
      <style:text-properties style:font-name="Liberation Mono" style:text-underline-style="none" fo:font-weight="normal" officeooo:rsid="000dec18" officeooo:paragraph-rsid="001f348e" style:font-weight-asian="normal" style:font-weight-complex="normal"/>
    </style:style>
    <style:style style:name="P52" style:family="paragraph" style:parent-style-name="Standard">
      <style:text-properties style:font-name="Liberation Mono" style:text-underline-style="none" fo:font-weight="normal" officeooo:rsid="00122612" officeooo:paragraph-rsid="000c0fc8" style:font-weight-asian="normal" style:font-weight-complex="normal"/>
    </style:style>
    <style:style style:name="P53" style:family="paragraph" style:parent-style-name="Standard">
      <style:text-properties style:font-name="Liberation Mono" style:text-underline-style="none" fo:font-weight="normal" officeooo:rsid="0018255e" officeooo:paragraph-rsid="000dec18" style:font-weight-asian="normal" style:font-weight-complex="normal"/>
    </style:style>
    <style:style style:name="P54" style:family="paragraph" style:parent-style-name="Standard">
      <style:text-properties style:font-name="Liberation Mono" style:text-underline-style="none" fo:font-weight="normal" officeooo:rsid="0018255e" officeooo:paragraph-rsid="0018255e" style:font-weight-asian="normal" style:font-weight-complex="normal"/>
    </style:style>
    <style:style style:name="P55" style:family="paragraph" style:parent-style-name="Standard">
      <style:text-properties style:font-name="Liberation Mono" style:text-underline-style="none" fo:font-weight="normal" officeooo:rsid="001f348e" officeooo:paragraph-rsid="001f348e" style:font-weight-asian="normal" style:font-weight-complex="normal"/>
    </style:style>
    <style:style style:name="P56" style:family="paragraph" style:parent-style-name="Standard">
      <style:text-properties style:font-name="Liberation Mono" style:text-underline-style="none" fo:font-weight="normal" officeooo:rsid="0020da8f" officeooo:paragraph-rsid="001f348e" style:font-weight-asian="normal" style:font-weight-complex="normal"/>
    </style:style>
    <style:style style:name="P57" style:family="paragraph" style:parent-style-name="Standard">
      <style:text-properties style:font-name="Liberation Mono" style:text-underline-style="none" fo:font-weight="normal" officeooo:rsid="002202d6" officeooo:paragraph-rsid="001f348e" style:font-weight-asian="normal" style:font-weight-complex="normal"/>
    </style:style>
    <style:style style:name="P58" style:family="paragraph" style:parent-style-name="Standard">
      <style:text-properties style:font-name="Liberation Mono" style:text-underline-style="none" fo:font-weight="normal" officeooo:rsid="002394ba" officeooo:paragraph-rsid="002394ba" style:font-weight-asian="normal" style:font-weight-complex="normal"/>
    </style:style>
    <style:style style:name="P59" style:family="paragraph" style:parent-style-name="Standard">
      <style:text-properties style:font-name="Liberation Mono" style:text-underline-style="none" fo:font-weight="normal" officeooo:rsid="002394ba" officeooo:paragraph-rsid="00254880" style:font-weight-asian="normal" style:font-weight-complex="normal"/>
    </style:style>
    <style:style style:name="P60" style:family="paragraph" style:parent-style-name="Standard">
      <style:text-properties style:font-name="Liberation Mono" style:text-underline-style="none" fo:font-weight="normal" officeooo:rsid="00368ab1" officeooo:paragraph-rsid="00368ab1" style:font-weight-asian="normal" style:font-weight-complex="normal"/>
    </style:style>
    <style:style style:name="P61" style:family="paragraph" style:parent-style-name="Standard">
      <style:text-properties officeooo:paragraph-rsid="0013557c"/>
    </style:style>
    <style:style style:name="P62" style:family="paragraph" style:parent-style-name="Standard">
      <style:text-properties officeooo:paragraph-rsid="0018255e"/>
    </style:style>
    <style:style style:name="P63" style:family="paragraph" style:parent-style-name="Standard">
      <style:text-properties officeooo:paragraph-rsid="001b1a11"/>
    </style:style>
    <style:style style:name="P64" style:family="paragraph" style:parent-style-name="Standard">
      <style:text-properties officeooo:paragraph-rsid="002394ba"/>
    </style:style>
    <style:style style:name="P65" style:family="paragraph" style:parent-style-name="Standard">
      <style:text-properties officeooo:paragraph-rsid="00254880"/>
    </style:style>
    <style:style style:name="P66" style:family="paragraph" style:parent-style-name="Standard">
      <style:text-properties officeooo:paragraph-rsid="0032be3b"/>
    </style:style>
    <style:style style:name="P67" style:family="paragraph" style:parent-style-name="Standard">
      <style:text-properties officeooo:paragraph-rsid="0048b96c"/>
    </style:style>
    <style:style style:name="P68" style:family="paragraph" style:parent-style-name="Standard" style:list-style-name="L1">
      <style:text-properties style:font-name="Liberation Mono" style:text-underline-style="none" fo:font-weight="normal" officeooo:rsid="00387e13" officeooo:paragraph-rsid="00387e13" style:font-weight-asian="normal" style:font-weight-complex="normal"/>
    </style:style>
    <style:style style:name="P69" style:family="paragraph" style:parent-style-name="Standard" style:list-style-name="L1">
      <style:text-properties style:font-name="Liberation Mono" style:text-underline-style="none" fo:font-weight="normal" officeooo:rsid="00387e13" officeooo:paragraph-rsid="001f348e" style:font-weight-asian="normal" style:font-weight-complex="normal"/>
    </style:style>
    <style:style style:name="P70" style:family="paragraph" style:parent-style-name="Standard" style:list-style-name="L2">
      <style:text-properties style:font-name="Liberation Mono" style:text-underline-style="none" fo:font-weight="normal" officeooo:rsid="00387e13" officeooo:paragraph-rsid="001f348e" style:font-weight-asian="normal" style:font-weight-complex="normal"/>
    </style:style>
    <style:style style:name="P71" style:family="paragraph" style:parent-style-name="Standard" style:list-style-name="L1">
      <style:text-properties style:font-name="Liberation Mono" style:text-underline-style="none" fo:font-weight="normal" officeooo:rsid="0039933a" officeooo:paragraph-rsid="0039933a" style:font-weight-asian="normal" style:font-weight-complex="normal"/>
    </style:style>
    <style:style style:name="P72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73" style:family="paragraph" style:parent-style-name="Standard">
      <style:text-properties style:font-name="Liberation Mono" style:text-underline-style="none" fo:font-weight="normal" officeooo:rsid="00168c78" officeooo:paragraph-rsid="004a7113" style:font-weight-asian="normal" style:font-weight-complex="normal"/>
    </style:style>
    <style:style style:name="P74" style:family="paragraph" style:parent-style-name="Standard">
      <style:text-properties style:font-name="Liberation Mono" style:text-underline-style="none" fo:font-weight="normal" officeooo:rsid="00168c78" officeooo:paragraph-rsid="004b9e14" style:font-weight-asian="normal" style:font-weight-complex="normal"/>
    </style:style>
    <style:style style:name="P75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76" style:family="paragraph" style:parent-style-name="Standard">
      <style:text-properties style:font-name="Liberation Mono" style:text-underline-style="none" fo:font-weight="normal" officeooo:rsid="000c0fc8" officeooo:paragraph-rsid="004a7113" style:font-weight-asian="normal" style:font-weight-complex="normal"/>
    </style:style>
    <style:style style:name="P77" style:family="paragraph" style:parent-style-name="Standard">
      <style:text-properties style:font-name="Liberation Mono" style:text-underline-style="none" fo:font-weight="normal" officeooo:rsid="000c0fc8" officeooo:paragraph-rsid="004b9e14" style:font-weight-asian="normal" style:font-weight-complex="normal"/>
    </style:style>
    <style:style style:name="P78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79" style:family="paragraph" style:parent-style-name="Standard">
      <style:text-properties style:font-name="Liberation Mono" style:text-underline-style="none" fo:font-weight="bold" officeooo:rsid="001f348e" officeooo:paragraph-rsid="004a7113" style:font-weight-asian="bold" style:font-weight-complex="bold"/>
    </style:style>
    <style:style style:name="P80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a7113" style:font-weight-asian="bold" style:font-weight-complex="bold"/>
    </style:style>
    <style:style style:name="P81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4b9e14" style:font-weight-asian="bold" style:font-weight-complex="bold"/>
    </style:style>
    <style:style style:name="P82" style:family="paragraph" style:parent-style-name="Standard" style:list-style-name="L1">
      <style:text-properties officeooo:rsid="00387e13" officeooo:paragraph-rsid="00387e13"/>
    </style:style>
    <style:style style:name="P83" style:family="paragraph" style:parent-style-name="Standard" style:list-style-name="L1">
      <style:text-properties officeooo:rsid="0039933a" officeooo:paragraph-rsid="0039933a"/>
    </style:style>
    <style:style style:name="P84" style:family="paragraph" style:parent-style-name="Standard">
      <style:text-properties officeooo:paragraph-rsid="004a7113"/>
    </style:style>
    <style:style style:name="P85" style:family="paragraph" style:parent-style-name="Standard">
      <style:text-properties officeooo:paragraph-rsid="004b9e14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6c66" style:font-weight-asian="normal" style:font-weight-complex="normal"/>
    </style:style>
    <style:style style:name="T4" style:family="text">
      <style:text-properties style:text-underline-style="none" fo:font-weight="normal" officeooo:rsid="000b48dc" style:font-weight-asian="normal" style:font-weight-complex="normal"/>
    </style:style>
    <style:style style:name="T5" style:family="text">
      <style:text-properties style:text-underline-style="none" fo:font-weight="normal" officeooo:rsid="000c0fc8" style:font-weight-asian="normal" style:font-weight-complex="normal"/>
    </style:style>
    <style:style style:name="T6" style:family="text">
      <style:text-properties style:text-underline-style="none" fo:font-weight="normal" officeooo:rsid="000dec18" style:font-weight-asian="normal" style:font-weight-complex="normal"/>
    </style:style>
    <style:style style:name="T7" style:family="text">
      <style:text-properties style:text-underline-style="none" fo:font-weight="normal" officeooo:rsid="000f8473" style:font-weight-asian="normal" style:font-weight-complex="normal"/>
    </style:style>
    <style:style style:name="T8" style:family="text">
      <style:text-properties style:text-underline-style="none" fo:font-weight="normal" officeooo:rsid="00122612" style:font-weight-asian="normal" style:font-weight-complex="normal"/>
    </style:style>
    <style:style style:name="T9" style:family="text">
      <style:text-properties style:text-underline-style="none" fo:font-weight="normal" officeooo:rsid="00168c78" style:font-weight-asian="normal" style:font-weight-complex="normal"/>
    </style:style>
    <style:style style:name="T10" style:family="text">
      <style:text-properties style:text-underline-style="none" fo:font-weight="normal" officeooo:rsid="001705df" style:font-weight-asian="normal" style:font-weight-complex="normal"/>
    </style:style>
    <style:style style:name="T11" style:family="text">
      <style:text-properties style:text-underline-style="none" fo:font-weight="normal" officeooo:rsid="0018255e" style:font-weight-asian="normal" style:font-weight-complex="normal"/>
    </style:style>
    <style:style style:name="T12" style:family="text">
      <style:text-properties style:text-underline-style="none" officeooo:rsid="000c0fc8"/>
    </style:style>
    <style:style style:name="T13" style:family="text">
      <style:text-properties style:text-underline-style="none" officeooo:rsid="000dec18"/>
    </style:style>
    <style:style style:name="T14" style:family="text">
      <style:text-properties style:text-underline-style="none" officeooo:rsid="00168c78"/>
    </style:style>
    <style:style style:name="T15" style:family="text">
      <style:text-properties style:text-underline-style="none" officeooo:rsid="00122612"/>
    </style:style>
    <style:style style:name="T16" style:family="text">
      <style:text-properties style:text-underline-style="none" officeooo:rsid="0018255e"/>
    </style:style>
    <style:style style:name="T17" style:family="text">
      <style:text-properties style:text-underline-style="none" officeooo:rsid="002394ba"/>
    </style:style>
    <style:style style:name="T18" style:family="text">
      <style:text-properties style:text-underline-style="none" officeooo:rsid="00254880"/>
    </style:style>
    <style:style style:name="T19" style:family="text">
      <style:text-properties style:text-underline-style="none" officeooo:rsid="00268656"/>
    </style:style>
    <style:style style:name="T20" style:family="text">
      <style:text-properties style:text-underline-style="none" officeooo:rsid="00346a93"/>
    </style:style>
    <style:style style:name="T21" style:family="text">
      <style:text-properties style:text-underline-style="none" officeooo:rsid="00387e13"/>
    </style:style>
    <style:style style:name="T22" style:family="text">
      <style:text-properties style:text-underline-style="none" officeooo:rsid="004844b7"/>
    </style:style>
    <style:style style:name="T23" style:family="text">
      <style:text-properties style:text-underline-style="none" officeooo:rsid="0048b96c"/>
    </style:style>
    <style:style style:name="T24" style:family="text">
      <style:text-properties style:text-underline-style="none" officeooo:rsid="004a7113"/>
    </style:style>
    <style:style style:name="T25" style:family="text">
      <style:text-properties style:text-underline-style="none" officeooo:rsid="004b9e1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00553" style:font-weight-asian="bold" style:font-weight-complex="bold"/>
    </style:style>
    <style:style style:name="T28" style:family="text">
      <style:text-properties fo:font-weight="bold" officeooo:rsid="0010f8a8" style:font-weight-asian="bold" style:font-weight-complex="bold"/>
    </style:style>
    <style:style style:name="T29" style:family="text">
      <style:text-properties fo:font-weight="bold" officeooo:rsid="0033c2e2" style:font-weight-asian="bold" style:font-weight-complex="bold"/>
    </style:style>
    <style:style style:name="T30" style:family="text">
      <style:text-properties officeooo:rsid="000a6c66"/>
    </style:style>
    <style:style style:name="T31" style:family="text">
      <style:text-properties style:font-name="Liberation Mono" style:text-underline-style="none" fo:font-weight="normal" style:font-weight-asian="normal" style:font-weight-complex="normal"/>
    </style:style>
    <style:style style:name="T32" style:family="text">
      <style:text-properties style:font-name="Liberation Mono" style:text-underline-style="none" fo:font-weight="normal" officeooo:rsid="000b48dc" style:font-weight-asian="normal" style:font-weight-complex="normal"/>
    </style:style>
    <style:style style:name="T33" style:family="text">
      <style:text-properties style:font-name="Liberation Mono" style:text-underline-style="none" fo:font-weight="normal" officeooo:rsid="0013557c" style:font-weight-asian="normal" style:font-weight-complex="normal"/>
    </style:style>
    <style:style style:name="T34" style:family="text">
      <style:text-properties style:font-name="Liberation Mono" style:text-underline-style="none" fo:font-weight="normal" officeooo:rsid="000c0fc8" style:font-weight-asian="normal" style:font-weight-complex="normal"/>
    </style:style>
    <style:style style:name="T35" style:family="text">
      <style:text-properties style:font-name="Liberation Mono" style:text-underline-style="none" fo:font-weight="normal" officeooo:rsid="00168c78" style:font-weight-asian="normal" style:font-weight-complex="normal"/>
    </style:style>
    <style:style style:name="T36" style:family="text">
      <style:text-properties style:font-name="Liberation Mono" style:text-underline-style="none" fo:font-weight="normal" officeooo:rsid="0019ee6a" style:font-weight-asian="normal" style:font-weight-complex="normal"/>
    </style:style>
    <style:style style:name="T37" style:family="text">
      <style:text-properties style:font-name="Liberation Mono" style:text-underline-style="none" fo:font-weight="normal" officeooo:rsid="001b1a11" style:font-weight-asian="normal" style:font-weight-complex="normal"/>
    </style:style>
    <style:style style:name="T38" style:family="text">
      <style:text-properties style:font-name="Liberation Mono" style:text-underline-style="none" fo:font-weight="normal" officeooo:rsid="002394ba" style:font-weight-asian="normal" style:font-weight-complex="normal"/>
    </style:style>
    <style:style style:name="T39" style:family="text">
      <style:text-properties style:font-name="Liberation Mono" style:text-underline-style="none" fo:font-weight="normal" officeooo:rsid="00254880" style:font-weight-asian="normal" style:font-weight-complex="normal"/>
    </style:style>
    <style:style style:name="T40" style:family="text">
      <style:text-properties style:font-name="Liberation Mono" style:text-underline-style="none" fo:font-weight="normal" officeooo:rsid="00268656" style:font-weight-asian="normal" style:font-weight-complex="normal"/>
    </style:style>
    <style:style style:name="T41" style:family="text">
      <style:text-properties style:font-name="Liberation Mono" style:text-underline-style="none" fo:font-weight="normal" officeooo:rsid="0032be3b" style:font-weight-asian="normal" style:font-weight-complex="normal"/>
    </style:style>
    <style:style style:name="T42" style:family="text">
      <style:text-properties style:font-name="Liberation Mono" style:text-underline-style="none" fo:font-weight="normal" officeooo:rsid="0039933a" style:font-weight-asian="normal" style:font-weight-complex="normal"/>
    </style:style>
    <style:style style:name="T43" style:family="text">
      <style:text-properties style:font-name="Liberation Mono" style:text-underline-style="none" fo:font-weight="normal" officeooo:rsid="0048b96c" style:font-weight-asian="normal" style:font-weight-complex="normal"/>
    </style:style>
    <style:style style:name="T44" style:family="text">
      <style:text-properties style:font-name="Liberation Mono" style:text-underline-style="none" fo:font-weight="normal" officeooo:rsid="004a7113" style:font-weight-asian="normal" style:font-weight-complex="normal"/>
    </style:style>
    <style:style style:name="T45" style:family="text">
      <style:text-properties style:font-name="Liberation Mono" style:text-underline-style="none" fo:font-weight="normal" officeooo:rsid="004b9e14" style:font-weight-asian="normal" style:font-weight-complex="normal"/>
    </style:style>
    <style:style style:name="T46" style:family="text">
      <style:text-properties style:font-name="Liberation Mono" style:text-underline-style="none" fo:font-weight="bold" officeooo:rsid="0019ee6a" style:font-weight-asian="bold" style:font-weight-complex="bold"/>
    </style:style>
    <style:style style:name="T47" style:family="text">
      <style:text-properties officeooo:rsid="000c0fc8"/>
    </style:style>
    <style:style style:name="T48" style:family="text">
      <style:text-properties officeooo:rsid="00100553"/>
    </style:style>
    <style:style style:name="T49" style:family="text">
      <style:text-properties officeooo:rsid="0010f8a8"/>
    </style:style>
    <style:style style:name="T50" style:family="text">
      <style:text-properties officeooo:rsid="00122612"/>
    </style:style>
    <style:style style:name="T51" style:family="text">
      <style:text-properties officeooo:rsid="001324f4"/>
    </style:style>
    <style:style style:name="T52" style:family="text">
      <style:text-properties officeooo:rsid="0013557c"/>
    </style:style>
    <style:style style:name="T53" style:family="text">
      <style:text-properties officeooo:rsid="001b1a1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0da8f" style:font-weight-asian="normal" style:font-weight-complex="normal"/>
    </style:style>
    <style:style style:name="T56" style:family="text">
      <style:text-properties fo:font-weight="normal" officeooo:rsid="002202d6" style:font-weight-asian="normal" style:font-weight-complex="normal"/>
    </style:style>
    <style:style style:name="T57" style:family="text">
      <style:text-properties fo:font-weight="normal" officeooo:rsid="000c0fc8" style:font-weight-asian="normal" style:font-weight-complex="normal"/>
    </style:style>
    <style:style style:name="T58" style:family="text">
      <style:text-properties fo:font-weight="normal" officeooo:rsid="00254880" style:font-weight-asian="normal" style:font-weight-complex="normal"/>
    </style:style>
    <style:style style:name="T59" style:family="text">
      <style:text-properties fo:font-weight="normal" officeooo:rsid="00368ab1" style:font-weight-asian="normal" style:font-weight-complex="normal"/>
    </style:style>
    <style:style style:name="T60" style:family="text">
      <style:text-properties officeooo:rsid="0020da8f"/>
    </style:style>
    <style:style style:name="T61" style:family="text">
      <style:text-properties officeooo:rsid="002202d6"/>
    </style:style>
    <style:style style:name="T62" style:family="text">
      <style:text-properties officeooo:rsid="00254880"/>
    </style:style>
    <style:style style:name="T63" style:family="text">
      <style:text-properties officeooo:rsid="002cbd70"/>
    </style:style>
    <style:style style:name="T64" style:family="text">
      <style:text-properties officeooo:rsid="000b48dc"/>
    </style:style>
    <style:style style:name="T65" style:family="text">
      <style:text-properties officeooo:rsid="0032be3b"/>
    </style:style>
    <style:style style:name="T66" style:family="text">
      <style:text-properties officeooo:rsid="00346a93"/>
    </style:style>
    <style:style style:name="T67" style:family="text">
      <style:text-properties officeooo:rsid="00368ab1"/>
    </style:style>
    <style:style style:name="T68" style:family="text">
      <style:text-properties officeooo:rsid="004078a4"/>
    </style:style>
    <style:style style:name="T69" style:family="text">
      <style:text-properties officeooo:rsid="0049612e"/>
    </style:style>
    <style:style style:name="T70" style:family="text">
      <style:text-properties officeooo:rsid="004b9e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 du projet<text:span text:style-name="T2">: réaliser la version POO du projet 2021 de l’UE NFA031 du CNAM</text:span></text:p>
      <text:p text:style-name="P32"/>
      <text:p text:style-name="P2">Rappel du sujet du projet <text:span text:style-name="T2">: Écrire un programme permettant de gérer le facturier d’un entreprise de vente de produits de bureau. </text:span><text:span text:style-name="T3"><text:s/>L’application n’assure pas la persistance des données.</text:span></text:p>
      <text:p text:style-name="P33"/>
      <text:p text:style-name="P2"><text:span text:style-name="T30">Attendu </text:span><text:span text:style-name="T3">: l’entreprise souhaite disposer d’un catalogue de produits.</text:span><text:span text:style-name="T2"> </text:span><text:span text:style-name="T4">Chaque produit peut être identifier par son nom ou sa référence. </text:span><text:span text:style-name="T7">Pour simplifier dans un premier temps, le stock des produits catalogués sera considéré comme illimité. Un client ne sera donc pas limité dans la quantité de produits qu’ils souhaite acheter. </text:span></text:p>
      <text:p text:style-name="P29"/>
      <text:p text:style-name="P9">Les classes, leurs attributs et leur<text:span text:style-name="T63">s</text:span> méthodes <text:span text:style-name="T2">:</text:span></text:p>
      <text:p text:style-name="P30"/>
      <text:p text:style-name="P13">public <text:span text:style-name="T48">final </text:span>class <text:span text:style-name="T48">Catalogue</text:span> {</text:p>
      <text:p text:style-name="P24"><text:tab/><text:span text:style-name="T48">private ArrayList&lt;Produit&gt; listeDeProduit</text:span><text:span text:style-name="T51">s</text:span><text:span text:style-name="T48"> ;</text:span></text:p>
      <text:p text:style-name="P24"/>
      <text:p text:style-name="P27"><text:tab/><text:span text:style-name="T47">/**</text:span></text:p>
      <text:p text:style-name="P62"><text:span text:style-name="T34"><text:tab/>* permet de </text:span><text:span text:style-name="T35">const</text:span><text:span text:style-name="T34">r</text:span><text:span text:style-name="T35">uire un</text:span><text:span text:style-name="T34"> </text:span><text:span text:style-name="T36">catalogue</text:span></text:p>
      <text:p text:style-name="P62"><text:span text:style-name="T36"><text:tab/>* </text:span><text:span text:style-name="T46">question :</text:span><text:span text:style-name="T36"> le constructeur par défaut est il suffisant ?</text:span></text:p>
      <text:p text:style-name="P34"><text:tab/>**/</text:p>
      <text:p text:style-name="P6"><text:span text:style-name="T15"><text:tab/></text:span><text:span text:style-name="T14">public </text:span><text:span text:style-name="T16">Catalogue</text:span><text:span text:style-name="T14">()</text:span><text:span text:style-name="T9">{</text:span></text:p>
      <text:p text:style-name="P41"><text:tab/><text:tab/>instructions ;</text:p>
      <text:p text:style-name="P41"><text:tab/>}</text:p>
      <text:p text:style-name="P24"><text:tab/></text:p>
      <text:p text:style-name="P24"><text:tab/>/**</text:p>
      <text:p text:style-name="P24"><text:tab/>* <text:span text:style-name="T50">affiche la liste complète des produits catalogués</text:span></text:p>
      <text:p text:style-name="P24"><text:tab/>**/</text:p>
      <text:p text:style-name="P25"><text:span text:style-name="T26"><text:tab/></text:span><text:span text:style-name="T27">public</text:span><text:span text:style-name="T29"> </text:span><text:span text:style-name="T28">void afficherCatalogue</text:span><text:span text:style-name="T49">{</text:span></text:p>
      <text:p text:style-name="P46"><text:tab/><text:tab/>instructions ;</text:p>
      <text:p text:style-name="P46"><text:tab/>}</text:p>
      <text:p text:style-name="P25"><text:tab/></text:p>
      <text:p text:style-name="P26"><text:tab/>/**</text:p>
      <text:p text:style-name="P61"><text:span text:style-name="T32"><text:tab/>* </text:span><text:span text:style-name="T33">permet d’ajouter un produit au catalogue en précisant son <text:tab/>* nom et son prix unitaire</text:span></text:p>
      <text:p text:style-name="P26"><text:tab/>**/</text:p>
      <text:p text:style-name="P14"><text:tab/><text:span text:style-name="T50">public</text:span><text:span text:style-name="T66"> </text:span><text:span text:style-name="T50">void ajouterProduit(String nom, double </text:span><text:span text:style-name="T52">prix){</text:span></text:p>
      <text:p text:style-name="P47"><text:tab/><text:tab/>instructions ;</text:p>
      <text:p text:style-name="P47"><text:tab/>}</text:p>
      <text:p text:style-name="P26"/>
      <text:p text:style-name="P28"><text:tab/>/**</text:p>
      <text:p text:style-name="P63"><text:span text:style-name="T32"><text:tab/>* </text:span><text:span text:style-name="T33">permet d</text:span><text:span text:style-name="T37">e chercher</text:span><text:span text:style-name="T33"> un produit au catalogue </text:span><text:span text:style-name="T37">à partir de</text:span><text:span text:style-name="T33"> son<text:tab/>* nom</text:span></text:p>
      <text:p text:style-name="P28"><text:tab/>**/</text:p>
      <text:p text:style-name="P15"><text:tab/><text:span text:style-name="T50">public</text:span><text:span text:style-name="T66"> </text:span><text:span text:style-name="T69">Optional&lt;</text:span><text:span text:style-name="T68">Produit</text:span><text:span text:style-name="T69">&gt;</text:span><text:span text:style-name="T50"> </text:span><text:span text:style-name="T53">cherche</text:span><text:span text:style-name="T50">rProduit(String nom</text:span><text:span text:style-name="T52">){</text:span></text:p>
      <text:p text:style-name="P48"><text:tab/><text:tab/>instructions ;</text:p>
      <text:p text:style-name="P48"><text:tab/>}</text:p>
      <text:p text:style-name="P48"/>
      <text:p text:style-name="P49"><text:tab/><text:span text:style-name="T64">/**</text:span></text:p>
      <text:p text:style-name="P66"><text:span text:style-name="T32"><text:tab/>* </text:span><text:span text:style-name="T33">permet d</text:span><text:span text:style-name="T41">’afficher</text:span><text:span text:style-name="T33"> un produit au catalogue </text:span><text:span text:style-name="T37">à partir de</text:span><text:span text:style-name="T33"> son</text:span></text:p>
      <text:p text:style-name="P49"><text:tab/>* nom</text:p>
      <text:p text:style-name="P31"><text:soft-page-break/><text:tab/>**/</text:p>
      <text:p text:style-name="P16"><text:tab/><text:span text:style-name="T50">public</text:span><text:span text:style-name="T66"> </text:span><text:span text:style-name="T50">void </text:span><text:span text:style-name="T65">afficher</text:span><text:span text:style-name="T50">Produit(String nom</text:span><text:span text:style-name="T52">){</text:span></text:p>
      <text:p text:style-name="P49"><text:tab/><text:tab/>instructions ;</text:p>
      <text:p text:style-name="P49"><text:tab/>}</text:p>
      <text:p text:style-name="P22">}</text:p>
      <text:p text:style-name="P30"/>
      <text:p text:style-name="P30"/>
      <text:p text:style-name="P30"/>
      <text:p text:style-name="P12">public class Produit {</text:p>
      <text:p text:style-name="P3"><text:span text:style-name="T2"><text:tab/></text:span><text:span text:style-name="T5">private string </text:span><text:span text:style-name="T2">nom // nom du produit</text:span></text:p>
      <text:p text:style-name="P3"><text:span text:style-name="T5"><text:tab/></text:span><text:span text:style-name="T8">private double prix // prix unitaire du produit</text:span></text:p>
      <text:p text:style-name="P52"><text:tab/></text:p>
      <text:p text:style-name="P5"><text:span text:style-name="T8"><text:tab/></text:span><text:span text:style-name="T5">/**</text:span></text:p>
      <text:p text:style-name="P5"><text:span text:style-name="T5"><text:tab/>* permet de </text:span><text:span text:style-name="T9">const</text:span><text:span text:style-name="T5">r</text:span><text:span text:style-name="T9">uire un</text:span><text:span text:style-name="T5"> produit </text:span><text:span text:style-name="T9">avec son nom et son <text:tab/>prix</text:span></text:p>
      <text:p text:style-name="P35"><text:tab/>**/</text:p>
      <text:p text:style-name="P5"><text:span text:style-name="T15"><text:tab/></text:span><text:span text:style-name="T14">public Produit(String nom, double prix)</text:span><text:span text:style-name="T9">{</text:span></text:p>
      <text:p text:style-name="P42"><text:tab/><text:tab/>instructions ;</text:p>
      <text:p text:style-name="P42"><text:tab/>}</text:p>
      <text:p text:style-name="P36"><text:tab/></text:p>
      <text:p text:style-name="P36"><text:tab/>/**</text:p>
      <text:p text:style-name="P36"><text:tab/>* permet de récupérer le nom d’un produit</text:p>
      <text:p text:style-name="P36"><text:tab/>**/</text:p>
      <text:p text:style-name="P3"><text:span text:style-name="T1"><text:tab/></text:span><text:span text:style-name="T12">public String getNom()</text:span><text:span text:style-name="T5">{</text:span></text:p>
      <text:p text:style-name="P36"><text:tab/><text:tab/>instructions ;</text:p>
      <text:p text:style-name="P36"><text:tab/>}</text:p>
      <text:p text:style-name="P36"><text:tab/></text:p>
      <text:p text:style-name="P37"><text:tab/>/**</text:p>
      <text:p text:style-name="P4"><text:span text:style-name="T5"><text:tab/>* permet de récupérer le </text:span><text:span text:style-name="T6">prix unitaire</text:span><text:span text:style-name="T5"> d’un </text:span><text:span text:style-name="T10">produit</text:span></text:p>
      <text:p text:style-name="P37"><text:tab/>**/</text:p>
      <text:p text:style-name="P4"><text:span text:style-name="T12"><text:tab/></text:span><text:span text:style-name="T13">public int getPrix()</text:span><text:span text:style-name="T6">{</text:span></text:p>
      <text:p text:style-name="P50"><text:tab/><text:tab/>instructions ;</text:p>
      <text:p text:style-name="P50"><text:tab/>}</text:p>
      <text:p text:style-name="P50"><text:tab/></text:p>
      <text:p text:style-name="P50"><text:tab/>/**</text:p>
      <text:p text:style-name="P4"><text:span text:style-name="T6"><text:tab/>* </text:span><text:span text:style-name="T11">afficher les informations d’un produit</text:span></text:p>
      <text:p text:style-name="P53"><text:tab/>**/</text:p>
      <text:p text:style-name="P6"><text:span text:style-name="T13"><text:tab/></text:span><text:span text:style-name="T16">public String toString()</text:span><text:span text:style-name="T11">{</text:span></text:p>
      <text:p text:style-name="P54"><text:tab/><text:tab/>instructions ;</text:p>
      <text:p text:style-name="P54"><text:tab/>}</text:p>
      <text:p text:style-name="P12">}</text:p>
      <text:p text:style-name="P50"/>
      <text:p text:style-name="P50"/>
      <text:p text:style-name="P55">/**</text:p>
      <text:p text:style-name="P55">* <text:span text:style-name="T60">Cette classe modélise une ligne (nom du produit, prix unitaire, * quantité, prix total)</text:span></text:p>
      <text:p text:style-name="P55">**/</text:p>
      <text:p text:style-name="P17">public final class <text:span text:style-name="T60">Ligne</text:span>Facture {</text:p>
      <text:p text:style-name="P17"><text:tab/><text:span text:style-name="T54">private </text:span><text:span text:style-name="T55">Produit produit ;</text:span></text:p>
      <text:p text:style-name="P56"><text:tab/>private int quantite ;</text:p>
      <text:p text:style-name="P56"/>
      <text:p text:style-name="P56"><text:tab/>/**</text:p>
      <text:p text:style-name="P17"><text:span text:style-name="T55"><text:tab/>* </text:span><text:span text:style-name="T56">permet d’éditer une ligne de facture en précisant le nom du <text:tab/>* produit et la quantité voulue</text:span></text:p>
      <text:p text:style-name="P57"><text:soft-page-break/><text:tab/>**/</text:p>
      <text:p text:style-name="P18"><text:span text:style-name="T56"><text:tab/></text:span><text:span text:style-name="T61">public LigneFacture(Produit p, int quantite)</text:span><text:span text:style-name="T56">{</text:span></text:p>
      <text:p text:style-name="P18"><text:span text:style-name="T61"><text:tab/><text:tab/></text:span><text:span text:style-name="T56">instructions ;</text:span></text:p>
      <text:p text:style-name="P18"><text:span text:style-name="T61"><text:tab/></text:span><text:span text:style-name="T56">}</text:span></text:p>
      <text:p text:style-name="P18"><text:span text:style-name="T56"><text:tab/></text:span></text:p>
      <text:p text:style-name="P79"><text:span text:style-name="T56"><text:tab/></text:span><text:span text:style-name="T57">/**</text:span></text:p>
      <text:p text:style-name="P84"><text:span text:style-name="T34"><text:tab/>* permet d’</text:span><text:span text:style-name="T39">afficher </text:span><text:span text:style-name="T44">une ligne de la</text:span><text:span text:style-name="T39"> facture</text:span></text:p>
      <text:p text:style-name="P76"><text:tab/>**/</text:p>
      <text:p text:style-name="P80"><text:span text:style-name="T15"><text:tab/></text:span><text:span text:style-name="T14">public </text:span><text:span text:style-name="T22">String</text:span><text:span text:style-name="T21"> </text:span><text:span text:style-name="T22">toString</text:span><text:span text:style-name="T14">()</text:span><text:span text:style-name="T9">{</text:span></text:p>
      <text:p text:style-name="P73"><text:tab/><text:tab/>instructions ;</text:p>
      <text:p text:style-name="P73"><text:span text:style-name="T56"><text:tab/>}</text:span></text:p>
      <text:p text:style-name="P57"/>
      <text:p text:style-name="P17">}</text:p>
      <text:p text:style-name="P11"/>
      <text:p text:style-name="P11"/>
      <text:p text:style-name="P19">public final class Facture {</text:p>
      <text:p text:style-name="P19"><text:tab/><text:span text:style-name="T54">private ArrayList&lt;LigneFacture&gt; listeDesLignes ;</text:span></text:p>
      <text:p text:style-name="P58"/>
      <text:p text:style-name="P19"><text:span text:style-name="T54"><text:tab/></text:span><text:span text:style-name="T57">/**</text:span></text:p>
      <text:p text:style-name="P64"><text:span text:style-name="T34"><text:tab/>* permet de </text:span><text:span text:style-name="T35">const</text:span><text:span text:style-name="T34">r</text:span><text:span text:style-name="T35">uire u</text:span><text:span text:style-name="T38">ne Facture(vide)</text:span></text:p>
      <text:p text:style-name="P64"><text:span text:style-name="T36"><text:tab/>* </text:span><text:span text:style-name="T46">question :</text:span><text:span text:style-name="T36"> le constructeur par défaut est il suffisant ?</text:span></text:p>
      <text:p text:style-name="P38"><text:tab/>**/</text:p>
      <text:p text:style-name="P7"><text:span text:style-name="T15"><text:tab/></text:span><text:span text:style-name="T14">public </text:span><text:span text:style-name="T17">Facture</text:span><text:span text:style-name="T14">()</text:span><text:span text:style-name="T9">{</text:span></text:p>
      <text:p text:style-name="P43"><text:tab/><text:tab/>instructions ;</text:p>
      <text:p text:style-name="P43"><text:tab/>}</text:p>
      <text:p text:style-name="P43"/>
      <text:p text:style-name="P44"><text:tab/><text:span text:style-name="T47">/**</text:span></text:p>
      <text:p text:style-name="P65"><text:span text:style-name="T34"><text:tab/>* permet d</text:span><text:span text:style-name="T36">’</text:span><text:span text:style-name="T39">ajouter une ligne à la facture</text:span></text:p>
      <text:p text:style-name="P39"><text:tab/>**/</text:p>
      <text:p text:style-name="P8"><text:span text:style-name="T15"><text:tab/></text:span><text:span text:style-name="T14">public </text:span><text:span text:style-name="T18">void ajouterLigne</text:span><text:span text:style-name="T14">(</text:span><text:span text:style-name="T18">LigneFacture ligne</text:span><text:span text:style-name="T14">)</text:span><text:span text:style-name="T9">{</text:span></text:p>
      <text:p text:style-name="P44"><text:tab/><text:tab/>instructions ;</text:p>
      <text:p text:style-name="P44"><text:tab/>}</text:p>
      <text:p text:style-name="P44"><text:tab/></text:p>
      <text:p text:style-name="P74"><text:tab/><text:span text:style-name="T47">/**</text:span></text:p>
      <text:p text:style-name="P85"><text:span text:style-name="T34"><text:tab/>* permet </text:span><text:span text:style-name="T45">de vérifier s’il y a des lignes dans la factures</text:span></text:p>
      <text:p text:style-name="P85"><text:span text:style-name="T45"><text:tab/>* (produits déjà achetés ou non)</text:span></text:p>
      <text:p text:style-name="P77"><text:tab/>**/</text:p>
      <text:p text:style-name="P81"><text:span text:style-name="T15"><text:tab/></text:span><text:span text:style-name="T14">public </text:span><text:span text:style-name="T25">boolean isEmpty</text:span><text:span text:style-name="T14">()</text:span><text:span text:style-name="T9">{</text:span></text:p>
      <text:p text:style-name="P74"><text:tab/><text:tab/>instructions ;</text:p>
      <text:p text:style-name="P74"><text:tab/>}</text:p>
      <text:p text:style-name="P44"><text:tab/></text:p>
      <text:p text:style-name="P44"><text:tab/><text:span text:style-name="T47">/**</text:span></text:p>
      <text:p text:style-name="P65"><text:span text:style-name="T34"><text:tab/>* permet d’</text:span><text:span text:style-name="T39">afficher toute la facture</text:span></text:p>
      <text:p text:style-name="P39"><text:tab/>**/</text:p>
      <text:p text:style-name="P8"><text:span text:style-name="T15"><text:tab/></text:span><text:span text:style-name="T14">public </text:span><text:span text:style-name="T25">String to String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19">}</text:p>
      <text:p text:style-name="P20"/>
      <text:p text:style-name="P20"/>
      <text:p text:style-name="P20">public final class Factur<text:span text:style-name="T62">ier</text:span> {</text:p>
      <text:p text:style-name="P20"><text:tab/><text:span text:style-name="T54">private ArrayList&lt;Facture&gt; list</text:span><text:span text:style-name="T58">eDesFactures</text:span><text:span text:style-name="T54"> ;</text:span></text:p>
      <text:p text:style-name="P59"/>
      <text:p text:style-name="P20"><text:soft-page-break/><text:span text:style-name="T54"><text:tab/></text:span><text:span text:style-name="T57">/**</text:span></text:p>
      <text:p text:style-name="P65"><text:span text:style-name="T34"><text:tab/>* permet de </text:span><text:span text:style-name="T35">const</text:span><text:span text:style-name="T34">r</text:span><text:span text:style-name="T35">uire u</text:span><text:span text:style-name="T38">n Factur</text:span><text:span text:style-name="T39">ier</text:span><text:span text:style-name="T38">(vide)</text:span></text:p>
      <text:p text:style-name="P65"><text:span text:style-name="T36"><text:tab/>* </text:span><text:span text:style-name="T46">question :</text:span><text:span text:style-name="T36"> le constructeur par défaut est il suffisant ?</text:span></text:p>
      <text:p text:style-name="P39"><text:tab/>**/</text:p>
      <text:p text:style-name="P8"><text:span text:style-name="T15"><text:tab/></text:span><text:span text:style-name="T14">public </text:span><text:span text:style-name="T17">Factur</text:span><text:span text:style-name="T18">ier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44"/>
      <text:p text:style-name="P44"><text:tab/><text:span text:style-name="T47">/**</text:span></text:p>
      <text:p text:style-name="P65"><text:span text:style-name="T34"><text:tab/>* permet d</text:span><text:span text:style-name="T36">’</text:span><text:span text:style-name="T39">ajouter une facture</text:span></text:p>
      <text:p text:style-name="P39"><text:tab/>**/</text:p>
      <text:p text:style-name="P8"><text:span text:style-name="T15"><text:tab/></text:span><text:span text:style-name="T14">public</text:span><text:span text:style-name="T20"> </text:span><text:span text:style-name="T18">void ajouterFacture</text:span><text:span text:style-name="T14">(</text:span><text:span text:style-name="T18">Facture facture</text:span><text:span text:style-name="T14">)</text:span><text:span text:style-name="T9">{</text:span></text:p>
      <text:p text:style-name="P44"><text:tab/><text:tab/>instructions ;</text:p>
      <text:p text:style-name="P44"><text:tab/>}</text:p>
      <text:p text:style-name="P44"><text:tab/></text:p>
      <text:p text:style-name="P45"><text:tab/><text:span text:style-name="T47">/**</text:span></text:p>
      <text:p text:style-name="P67"><text:span text:style-name="T34"><text:tab/>* permet d’</text:span><text:span text:style-name="T39">afficher </text:span><text:span text:style-name="T43">une</text:span><text:span text:style-name="T39"> facture</text:span><text:span text:style-name="T40"> </text:span><text:span text:style-name="T43">à partir de son numéro</text:span></text:p>
      <text:p text:style-name="P40"><text:tab/>**/</text:p>
      <text:p text:style-name="P10"><text:span text:style-name="T15"><text:tab/></text:span><text:span text:style-name="T14">public</text:span><text:span text:style-name="T20"> void </text:span><text:span text:style-name="T18">afficherFactur</text:span><text:span text:style-name="T23">e</text:span><text:span text:style-name="T14">(</text:span><text:span text:style-name="T23">int numFacture</text:span><text:span text:style-name="T14">)</text:span><text:span text:style-name="T9">{</text:span></text:p>
      <text:p text:style-name="P45"><text:tab/><text:tab/>instructions ;</text:p>
      <text:p text:style-name="P45"><text:tab/>}</text:p>
      <text:p text:style-name="P45"><text:tab/></text:p>
      <text:p text:style-name="P40"><text:tab/>/**</text:p>
      <text:p text:style-name="P65"><text:span text:style-name="T34"><text:tab/>* permet d’</text:span><text:span text:style-name="T39">afficher toute</text:span><text:span text:style-name="T40">s</text:span><text:span text:style-name="T39"> l</text:span><text:span text:style-name="T40">es</text:span><text:span text:style-name="T39"> facture</text:span><text:span text:style-name="T40">s</text:span></text:p>
      <text:p text:style-name="P39"><text:tab/>**/</text:p>
      <text:p text:style-name="P8"><text:span text:style-name="T15"><text:tab/></text:span><text:span text:style-name="T14">public</text:span><text:span text:style-name="T20"> void </text:span><text:span text:style-name="T18">afficherFactur</text:span><text:span text:style-name="T19">ier</text:span><text:span text:style-name="T14">()</text:span><text:span text:style-name="T9">{</text:span></text:p>
      <text:p text:style-name="P44"><text:tab/><text:tab/>instructions ;</text:p>
      <text:p text:style-name="P44"><text:tab/>}</text:p>
      <text:p text:style-name="P20">}</text:p>
      <text:p text:style-name="P11"/>
      <text:p text:style-name="P21">public final class <text:span text:style-name="T67">Application</text:span> {</text:p>
      <text:p text:style-name="P21"><text:tab/></text:p>
      <text:p text:style-name="P21"><text:tab/><text:span text:style-name="T67">public static void main(String [] args)</text:span><text:span text:style-name="T59">{</text:span></text:p>
      <text:p text:style-name="P60"><text:tab/><text:tab/>instructions ;</text:p>
      <text:p text:style-name="P60"><text:tab/>}</text:p>
      <text:p text:style-name="P60"><text:tab/></text:p>
      <text:p text:style-name="P60"><text:tab/>/**</text:p>
      <text:p text:style-name="P60"><text:tab/>* permet d’afficher le menu</text:p>
      <text:p text:style-name="P21"><text:span text:style-name="T59"><text:tab/></text:span><text:span text:style-name="T67">public static void affichageMenu()</text:span><text:span text:style-name="T59">{</text:span></text:p>
      <text:p text:style-name="P60"><text:tab/><text:tab/>instructions ;</text:p>
      <text:p text:style-name="P60"><text:tab/>}</text:p>
      <text:p text:style-name="P23">}</text:p>
      <text:p text:style-name="P11"/>
      <text:p text:style-name="P11"><text:span text:style-name="T67">Le menu de l’application</text:span>:</text:p>
      <text:p text:style-name="P51"/>
      <text:list xml:id="list1821626574" text:style-name="L1">
        <text:list-item>
          <text:p text:style-name="P68">affichage complet du catalogue</text:p>
        </text:list-item>
        <text:list-item>
          <text:p text:style-name="P68">ajout d’un produit au catalogue</text:p>
        </text:list-item>
        <text:list-item>
          <text:p text:style-name="P69">affichage d’un produit (nom et prix) à partir de son nom que l’utilisateur aura saisi au clavier</text:p>
        </text:list-item>
        <text:list-item>
          <text:p text:style-name="P68">affichage de tout le facturier</text:p>
        </text:list-item>
        <text:list-item>
          <text:p text:style-name="P71">ajout d’une facture (correspond à des achats qui sont faits)</text:p>
        </text:list-item>
        <text:list-item>
          <text:p text:style-name="P82"><text:span text:style-name="T31">affichage d’une facture </text:span><text:span text:style-name="T42">à partir de son numéro saisi au clavier par l’utilisateur</text:span></text:p>
        </text:list-item>
        <text:list-item>
          <text:p text:style-name="P83"><text:soft-page-break/><text:span text:style-name="T42">s</text:span><text:span text:style-name="T31">ortie du programme</text:span></text:p>
        </text:list-item>
      </text:list>
      <text:list xml:id="list956274033" text:style-name="L2">
        <text:list-header>
          <text:p text:style-name="P7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03:01.832984551</meta:creation-date>
    <meta:generator>LibreOffice/6.4.6.2$Linux_X86_64 LibreOffice_project/40$Build-2</meta:generator>
    <dc:date>2021-02-23T16:29:52.703550951</dc:date>
    <meta:editing-duration>PT21H41M14S</meta:editing-duration>
    <meta:editing-cycles>42</meta:editing-cycles>
    <meta:document-statistic meta:table-count="0" meta:image-count="0" meta:object-count="0" meta:page-count="5" meta:paragraph-count="174" meta:word-count="657" meta:character-count="4069" meta:non-whitespace-character-count="3407"/>
  </office:meta>
</office:document-meta>
</file>